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100.06pt"/>
    </style:style>
    <style:style style:name="co5" style:family="table-column">
      <style:table-column-properties fo:break-before="auto" style:column-width="17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| route <text:s text:c="2"/>| vehicle <text:s text:c="13"/>| activity <text:s text:c="13"/>| job <text:s text:c="12"/>| arrTime <text:s text:c="8"/>| endTime <text:s text:c="8"/>| costs <text:s text:c="10"/>|</text:p>
          </table:table-cell>
          <table:table-cell office:value-type="string" calcext:value-type="string">
            <text:p><text:s/>route <text:s text:c="2"/></text:p>
          </table:table-cell>
          <table:table-cell office:value-type="string" calcext:value-type="string">
            <text:p><text:s/>vehicle <text:s text:c="13"/></text:p>
          </table:table-cell>
          <table:table-cell office:value-type="string" calcext:value-type="string">
            <text:p><text:s/>activity <text:s text:c="13"/></text:p>
          </table:table-cell>
          <table:table-cell office:value-type="string" calcext:value-type="string">
            <text:p><text:s/>job <text:s text:c="12"/></text:p>
          </table:table-cell>
          <table:table-cell office:value-type="string" calcext:value-type="string">
            <text:p><text:s/>arrTime <text:s text:c="8"/></text:p>
          </table:table-cell>
          <table:table-cell office:value-type="string" calcext:value-type="string">
            <text:p><text:s/>endTime <text:s text:c="8"/></text:p>
          </table:table-cell>
          <table:table-cell office:value-type="string" calcext:value-type="string">
            <text:p><text:s/>costs <text:s text:c="10"/>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office:value-type="string" calcext:value-type="string">
            <text:p>| 1 <text:s text:c="6"/>| 4-MotherHub_PUNE-22 <text:s/>| start <text:s text:c="16"/>| - <text:s text:c="14"/>| undef <text:s text:c="10"/>| 0 <text:s text:c="14"/>| 0 <text:s text:c="14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start <text:s text:c="16"/></text:p>
          </table:table-cell>
          <table:table-cell office:value-type="string" calcext:value-type="string">
            <text:p><text:s/>- <text:s text:c="14"/></text:p>
          </table:table-cell>
          <table:table-cell office:value-type="string" calcext:value-type="string">
            <text:p><text:s/>undef <text:s text:c="10"/>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BIL-MotherHub_IDR | 5305 <text:s text:c="11"/>| 5305 <text:s text:c="11"/>| 725746 <text:s text:c="9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BIL-MotherHub_IDR </text:p>
          </table:table-cell>
          <table:table-cell table:number-columns-repeated="2" office:value-type="float" office:value="5305" calcext:value-type="float">
            <text:p>5305</text:p>
          </table:table-cell>
          <table:table-cell office:value-type="float" office:value="725746" calcext:value-type="float">
            <text:p>725746</text:p>
          </table:table-cell>
          <table:table-cell table:formula="of:=vl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BIL-MotherHub_MED | 5305 <text:s text:c="11"/>| 5305 <text:s text:c="11"/>| 725746 <text:s text:c="9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BIL-MotherHub_MED </text:p>
          </table:table-cell>
          <table:table-cell table:number-columns-repeated="2" office:value-type="float" office:value="5305" calcext:value-type="float">
            <text:p>5305</text:p>
          </table:table-cell>
          <table:table-cell office:value-type="float" office:value="725746" calcext:value-type="float">
            <text:p>725746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BIL-MotherHub_RAI | 5305 <text:s text:c="11"/>| 5305 <text:s text:c="11"/>| 725746 <text:s text:c="9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BIL-MotherHub_RAI </text:p>
          </table:table-cell>
          <table:table-cell table:number-columns-repeated="2" office:value-type="float" office:value="5305" calcext:value-type="float">
            <text:p>5305</text:p>
          </table:table-cell>
          <table:table-cell office:value-type="float" office:value="725746" calcext:value-type="float">
            <text:p>725746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BHI-MotherHub_IDR | 5306 <text:s text:c="11"/>| 5306 <text:s text:c="11"/>| 725813 <text:s text:c="9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BHI-MotherHub_IDR </text:p>
          </table:table-cell>
          <table:table-cell table:number-columns-repeated="2" office:value-type="float" office:value="5306" calcext:value-type="float">
            <text:p>5306</text:p>
          </table:table-cell>
          <table:table-cell office:value-type="float" office:value="725813" calcext:value-type="float">
            <text:p>7258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BHI-MotherHub_MED | 5306 <text:s text:c="11"/>| 5306 <text:s text:c="11"/>| 725813 <text:s text:c="9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BHI-MotherHub_MED </text:p>
          </table:table-cell>
          <table:table-cell table:number-columns-repeated="2" office:value-type="float" office:value="5306" calcext:value-type="float">
            <text:p>5306</text:p>
          </table:table-cell>
          <table:table-cell office:value-type="float" office:value="725813" calcext:value-type="float">
            <text:p>7258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BHI-MotherHub_RAI | 5306 <text:s text:c="11"/>| 5306 <text:s text:c="11"/>| 725813 <text:s text:c="9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BHI-MotherHub_RAI </text:p>
          </table:table-cell>
          <table:table-cell table:number-columns-repeated="2" office:value-type="float" office:value="5306" calcext:value-type="float">
            <text:p>5306</text:p>
          </table:table-cell>
          <table:table-cell office:value-type="float" office:value="725813" calcext:value-type="float">
            <text:p>7258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STV-MotherHub_MED | 16168 <text:s text:c="10"/>| 16168 <text:s text:c="10"/>| 2211824 <text:s text:c="8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STV-MotherHub_MED </text:p>
          </table:table-cell>
          <table:table-cell table:number-columns-repeated="2" office:value-type="float" office:value="16168" calcext:value-type="float">
            <text:p>16168</text:p>
          </table:table-cell>
          <table:table-cell office:value-type="float" office:value="2211824" calcext:value-type="float">
            <text:p>2211824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AMD-MotherHub_MED | 26881 <text:s text:c="10"/>| 26881 <text:s text:c="10"/>| 3677314 <text:s text:c="8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AMD-MotherHub_MED </text:p>
          </table:table-cell>
          <table:table-cell table:number-columns-repeated="2" office:value-type="float" office:value="26881" calcext:value-type="float">
            <text:p>26881</text:p>
          </table:table-cell>
          <table:table-cell office:value-type="float" office:value="3677314" calcext:value-type="float">
            <text:p>3677314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BHI-MotherHub_IDR | 44754 <text:s text:c="10"/>| 44754 <text:s text:c="10"/>| 6122313 <text:s text:c="8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BHI-MotherHub_IDR </text:p>
          </table:table-cell>
          <table:table-cell table:number-columns-repeated="2" office:value-type="float" office:value="44754" calcext:value-type="float">
            <text:p>44754</text:p>
          </table:table-cell>
          <table:table-cell office:value-type="float" office:value="6122313" calcext:value-type="float">
            <text:p>61223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BIL-MotherHub_IDR | 44754 <text:s text:c="10"/>| 44754 <text:s text:c="10"/>| 6122313 <text:s text:c="8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BIL-MotherHub_IDR </text:p>
          </table:table-cell>
          <table:table-cell table:number-columns-repeated="2" office:value-type="float" office:value="44754" calcext:value-type="float">
            <text:p>44754</text:p>
          </table:table-cell>
          <table:table-cell office:value-type="float" office:value="6122313" calcext:value-type="float">
            <text:p>61223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IDR-MotherHub_MED | 44754 <text:s text:c="10"/>| 44754 <text:s text:c="10"/>| 6122313 <text:s text:c="8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IDR-MotherHub_MED </text:p>
          </table:table-cell>
          <table:table-cell table:number-columns-repeated="2" office:value-type="float" office:value="44754" calcext:value-type="float">
            <text:p>44754</text:p>
          </table:table-cell>
          <table:table-cell office:value-type="float" office:value="6122313" calcext:value-type="float">
            <text:p>61223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AMD-MotherHub_MED | 78267 <text:s text:c="10"/>| 78267 <text:s text:c="10"/>| 1070691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AMD-MotherHub_MED </text:p>
          </table:table-cell>
          <table:table-cell table:number-columns-repeated="2" office:value-type="float" office:value="78267" calcext:value-type="float">
            <text:p>78267</text:p>
          </table:table-cell>
          <table:table-cell office:value-type="float" office:value="10706913" calcext:value-type="float">
            <text:p>107069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BIL-MotherHub_MED | 78267 <text:s text:c="10"/>| 78267 <text:s text:c="10"/>| 1070691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BIL-MotherHub_MED </text:p>
          </table:table-cell>
          <table:table-cell table:number-columns-repeated="2" office:value-type="float" office:value="78267" calcext:value-type="float">
            <text:p>78267</text:p>
          </table:table-cell>
          <table:table-cell office:value-type="float" office:value="10706913" calcext:value-type="float">
            <text:p>107069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BHI-MotherHub_MED | 78267 <text:s text:c="10"/>| 78267 <text:s text:c="10"/>| 1070691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BHI-MotherHub_MED </text:p>
          </table:table-cell>
          <table:table-cell table:number-columns-repeated="2" office:value-type="float" office:value="78267" calcext:value-type="float">
            <text:p>78267</text:p>
          </table:table-cell>
          <table:table-cell office:value-type="float" office:value="10706913" calcext:value-type="float">
            <text:p>107069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STV-MotherHub_MED | 78267 <text:s text:c="10"/>| 78267 <text:s text:c="10"/>| 1070691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STV-MotherHub_MED </text:p>
          </table:table-cell>
          <table:table-cell table:number-columns-repeated="2" office:value-type="float" office:value="78267" calcext:value-type="float">
            <text:p>78267</text:p>
          </table:table-cell>
          <table:table-cell office:value-type="float" office:value="10706913" calcext:value-type="float">
            <text:p>107069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IDR-MotherHub_MED | 78267 <text:s text:c="10"/>| 78267 <text:s text:c="10"/>| 1070691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IDR-MotherHub_MED </text:p>
          </table:table-cell>
          <table:table-cell table:number-columns-repeated="2" office:value-type="float" office:value="78267" calcext:value-type="float">
            <text:p>78267</text:p>
          </table:table-cell>
          <table:table-cell office:value-type="float" office:value="10706913" calcext:value-type="float">
            <text:p>107069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pickupShipment <text:s text:c="7"/>| MotherHub_MED-MotherHub_BBI | 78267 <text:s text:c="10"/>| 78267 <text:s text:c="10"/>| 1070691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pickupShipment <text:s text:c="7"/></text:p>
          </table:table-cell>
          <table:table-cell office:value-type="string" calcext:value-type="string">
            <text:p><text:s/>MotherHub_MED-MotherHub_BBI </text:p>
          </table:table-cell>
          <table:table-cell table:number-columns-repeated="2" office:value-type="float" office:value="78267" calcext:value-type="float">
            <text:p>78267</text:p>
          </table:table-cell>
          <table:table-cell office:value-type="float" office:value="10706913" calcext:value-type="float">
            <text:p>1070691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BHI-MotherHub_RAI | 111445 <text:s text:c="9"/>| 111445 <text:s text:c="9"/>| 15245678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BHI-MotherHub_RAI </text:p>
          </table:table-cell>
          <table:table-cell table:number-columns-repeated="2" office:value-type="float" office:value="111445" calcext:value-type="float">
            <text:p>111445</text:p>
          </table:table-cell>
          <table:table-cell office:value-type="float" office:value="15245678" calcext:value-type="float">
            <text:p>15245678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BIL-MotherHub_RAI | 111445 <text:s text:c="9"/>| 111445 <text:s text:c="9"/>| 15245678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BIL-MotherHub_RAI </text:p>
          </table:table-cell>
          <table:table-cell table:number-columns-repeated="2" office:value-type="float" office:value="111445" calcext:value-type="float">
            <text:p>111445</text:p>
          </table:table-cell>
          <table:table-cell office:value-type="float" office:value="15245678" calcext:value-type="float">
            <text:p>15245678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deliverShipment <text:s text:c="6"/>| MotherHub_MED-MotherHub_BBI | 133987 <text:s text:c="9"/>| 133987 <text:s text:c="9"/>| 1832943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deliverShipment <text:s text:c="6"/></text:p>
          </table:table-cell>
          <table:table-cell office:value-type="string" calcext:value-type="string">
            <text:p><text:s/>MotherHub_MED-MotherHub_BBI </text:p>
          </table:table-cell>
          <table:table-cell table:number-columns-repeated="2" office:value-type="float" office:value="133987" calcext:value-type="float">
            <text:p>133987</text:p>
          </table:table-cell>
          <table:table-cell office:value-type="float" office:value="18329433" calcext:value-type="float">
            <text:p>18329433</text:p>
          </table:table-cell>
          <table:table-cell/>
        </table:table-row>
        <table:table-row table:style-name="ro1">
          <table:table-cell office:value-type="string" calcext:value-type="string">
            <text:p>| 1 <text:s text:c="6"/>| 4-MotherHub_PUNE-22 <text:s/>| end <text:s text:c="18"/>| - <text:s text:c="14"/>| 133987 <text:s text:c="9"/>| undef <text:s text:c="10"/>| 18329433 <text:s text:c="7"/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-MotherHub_PUNE-22 <text:s/></text:p>
          </table:table-cell>
          <table:table-cell office:value-type="string" calcext:value-type="string">
            <text:p><text:s/>end <text:s text:c="18"/></text:p>
          </table:table-cell>
          <table:table-cell office:value-type="string" calcext:value-type="string">
            <text:p><text:s/>- <text:s text:c="14"/></text:p>
          </table:table-cell>
          <table:table-cell office:value-type="float" office:value="133987" calcext:value-type="float">
            <text:p>133987</text:p>
          </table:table-cell>
          <table:table-cell office:value-type="string" calcext:value-type="string">
            <text:p><text:s/>undef <text:s text:c="10"/></text:p>
          </table:table-cell>
          <table:table-cell office:value-type="float" office:value="18329433" calcext:value-type="float">
            <text:p>183294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1:21:38.487889000</meta:creation-date>
    <dc:date>2017-05-23T11:22:06.733110000</dc:date>
    <meta:editing-duration>PT28S</meta:editing-duration>
    <meta:editing-cycles>1</meta:editing-cycles>
    <meta:document-statistic meta:table-count="1" meta:cell-count="186" meta:object-count="0"/>
    <meta:generator>LibreOffice/4.4.0.3$MacOSX_X86_64 LibreOffice_project/de093506bcdc5fafd9023ee680b8c60e3e0645d7</meta:generator>
  </office:meta>
</office:document-meta>
</file>